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20000" table:maximum-difference="1"/>
      </table:calculation-settings>
      <table:table table:name="Feui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formula="of:=(4000-3*Val_Y)/2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Val_X-200" office:value-type="float" office:value="720" calcext:value-type="float">
            <text:p>7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</text:p>
          </table:table-cell>
          <table:table-cell table:formula="of:=(4000-3*[.B6])/2" office:value-type="string" office:string-value="" calcext:value-type="error">
            <text:p>#NUM !</text:p>
          </table:table-cell>
        </table:table-row>
        <table:table-row table:style-name="ro1">
          <table:table-cell office:value-type="string" calcext:value-type="string">
            <text:p>yy</text:p>
          </table:table-cell>
          <table:table-cell table:formula="of:=[.B5]-200" office:value-type="string" office:string-value="" calcext:value-type="error">
            <text:p>#NUM !</text:p>
          </table:table-cell>
        </table:table-row>
      </table:table>
      <table:named-expressions>
        <table:named-range table:name="Val_X" table:base-cell-address="$Feuille1.$B$2" table:cell-range-address="$Feuille1.$B$2"/>
        <table:named-range table:name="Val_Y" table:base-cell-address="$Feuille1.$B$3" table:cell-range-address="$Feuille1.$B$3"/>
        <table:named-range table:name="X" table:base-cell-address="$Feuille1.$B$2" table:cell-range-address="$Feuille1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2:25:27.249250758</meta:creation-date>
    <dc:date>2018-11-04T12:57:38.586156530</dc:date>
    <meta:editing-duration>PT19S</meta:editing-duration>
    <meta:editing-cycles>1</meta:editing-cycles>
    <meta:document-statistic meta:table-count="1" meta:cell-count="8" meta:object-count="0"/>
    <meta:generator>LibreOffice/6.1.2.1$Linux_X86_64 LibreOffice_project/10$Build-1</meta:generator>
  </office:meta>
</office:document-meta>
</file>